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79000000F9BC51F493F87E1274.png" manifest:media-type="image/png"/>
  <manifest:file-entry manifest:full-path="Pictures/100000000000114E0000085661C9D94FA1986F37.png" manifest:media-type="image/png"/>
  <manifest:file-entry manifest:full-path="Pictures/100000000000114E0000085604431A6CD761CB9C.png" manifest:media-type="image/png"/>
  <manifest:file-entry manifest:full-path="Pictures/100000000000114E00000856545C131BD93DE67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16bc" officeooo:paragraph-rsid="001216b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Figura1" text:anchor-type="char" svg:width="25.7cm" svg:height="5.588cm" draw:z-index="0"><draw:image xlink:href="Pictures/1000000000000479000000F9BC51F493F87E127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1" draw:name="Figura4" text:anchor-type="char" svg:width="25.7cm" svg:height="12.377cm" draw:z-index="2"><draw:image xlink:href="Pictures/100000000000114E0000085661C9D94FA1986F3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1" draw:name="Figura2" text:anchor-type="char" svg:width="25.7cm" svg:height="12.377cm" draw:z-index="1"><draw:image xlink:href="Pictures/100000000000114E00000856545C131BD93DE67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1" draw:name="Figura3" text:anchor-type="char" svg:width="25.7cm" svg:height="12.379cm" draw:z-index="3"><draw:image xlink:href="Pictures/100000000000114E0000085604431A6CD761CB9C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2T16:10:48.486000000</dc:date>
    <meta:editing-duration>PT8M35S</meta:editing-duration>
    <meta:editing-cycles>2</meta:editing-cycles>
    <meta:generator>LibreOffice/7.3.3.2$Windows_X86_64 LibreOffice_project/d1d0ea68f081ee2800a922cac8f79445e4603348</meta:generator>
    <meta:document-statistic meta:table-count="0" meta:image-count="4" meta:object-count="0" meta:page-count="4" meta:paragraph-count="0" meta:word-count="0" meta:character-count="0" meta:non-whitespace-character-count="0"/>
  </office:meta>
</office:document-meta>
</file>